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ato" svg:font-family="Lato, sans-serif"/>
    <style:font-face style:name="Linux Libertine" svg:font-family="'Linux Libertine', Georgia, Times, serif"/>
    <style:font-face style:name="Mangal1" svg:font-family="Mangal"/>
    <style:font-face style:name="Roboto" svg:font-family="Roboto"/>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7"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48" style:family="paragraph" style:parent-style-name="Standard">
      <style:text-properties officeooo:paragraph-rsid="00d734fd"/>
    </style:style>
    <style:style style:name="P49" style:family="paragraph" style:parent-style-name="Standard">
      <style:text-properties style:text-underline-style="solid" style:text-underline-width="auto" style:text-underline-color="font-color"/>
    </style:style>
    <style:style style:name="P50" style:family="paragraph" style:parent-style-name="Standard">
      <style:text-properties officeooo:paragraph-rsid="00e0f480"/>
    </style:style>
    <style:style style:name="P51" style:family="paragraph" style:parent-style-name="Standard">
      <style:text-properties officeooo:paragraph-rsid="00e21151"/>
    </style:style>
    <style:style style:name="P52" style:family="paragraph" style:parent-style-name="Standard">
      <style:text-properties officeooo:paragraph-rsid="00e78cb3"/>
    </style:style>
    <style:style style:name="P53" style:family="paragraph" style:parent-style-name="Standard">
      <style:text-properties officeooo:rsid="00efc73d" officeooo:paragraph-rsid="00efc73d"/>
    </style:style>
    <style:style style:name="P54" style:family="paragraph" style:parent-style-name="Standard">
      <style:text-properties officeooo:rsid="00f3c763" officeooo:paragraph-rsid="00f3c763"/>
    </style:style>
    <style:style style:name="P55" style:family="paragraph" style:parent-style-name="Standard">
      <style:text-properties officeooo:paragraph-rsid="00f3c763"/>
    </style:style>
    <style:style style:name="P56" style:family="paragraph" style:parent-style-name="Standard">
      <style:text-properties officeooo:rsid="00fa3230" officeooo:paragraph-rsid="00fa3230"/>
    </style:style>
    <style:style style:name="P5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5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59"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60" style:family="paragraph" style:parent-style-name="Contents_20_Heading">
      <style:paragraph-properties fo:break-before="page"/>
    </style:style>
    <style:style style:name="P61" style:family="paragraph" style:parent-style-name="Bibliography_20_1">
      <style:paragraph-properties>
        <style:tab-stops/>
      </style:paragraph-properties>
    </style:style>
    <style:style style:name="P62" style:family="paragraph" style:parent-style-name="Contents_20_1">
      <style:paragraph-properties>
        <style:tab-stops>
          <style:tab-stop style:position="17.59cm" style:type="right" style:leader-style="dotted" style:leader-text="."/>
        </style:tab-stops>
      </style:paragraph-properties>
    </style:style>
    <style:style style:name="P6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6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6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6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6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6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6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7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7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7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73" style:family="paragraph" style:parent-style-name="Standard">
      <style:text-properties style:font-name="Georgia" fo:font-weight="normal" officeooo:rsid="00dc6fde" officeooo:paragraph-rsid="00dc6fde" style:font-weight-asian="normal" style:font-weight-complex="normal"/>
    </style:style>
    <style:style style:name="P74" style:family="paragraph" style:parent-style-name="Standard">
      <style:text-properties style:font-name="Georgia" fo:font-weight="normal" officeooo:rsid="00df82d8" officeooo:paragraph-rsid="00df82d8" style:font-weight-asian="normal" style:font-weight-complex="normal"/>
    </style:style>
    <style:style style:name="P75" style:family="paragraph" style:parent-style-name="Standard">
      <style:text-properties style:font-name="Georgia" fo:font-weight="normal" officeooo:rsid="00df1d78" officeooo:paragraph-rsid="00df1d78" style:font-weight-asian="normal" style:font-weight-complex="normal"/>
    </style:style>
    <style:style style:name="P76" style:family="paragraph" style:parent-style-name="Standard">
      <style:text-properties style:font-name="Georgia" fo:font-weight="normal" officeooo:rsid="00df1d78" officeooo:paragraph-rsid="00df82d8" style:font-weight-asian="normal" style:font-weight-complex="normal"/>
    </style:style>
    <style:style style:name="P77" style:family="paragraph" style:parent-style-name="Standard">
      <style:text-properties style:font-name="Georgia" fo:font-weight="normal" officeooo:rsid="00df1d78" officeooo:paragraph-rsid="00e21151" style:font-weight-asian="normal" style:font-weight-complex="normal"/>
    </style:style>
    <style:style style:name="P78" style:family="paragraph" style:parent-style-name="Standard">
      <style:text-properties style:font-name="Georgia" fo:font-weight="normal" officeooo:rsid="00df1d78" officeooo:paragraph-rsid="0109ab19" style:font-weight-asian="normal" style:font-weight-complex="normal"/>
    </style:style>
    <style:style style:name="P79" style:family="paragraph" style:parent-style-name="Standard">
      <style:text-properties style:font-name="Georgia" fo:font-weight="normal" officeooo:rsid="00eba4be" officeooo:paragraph-rsid="00e9ae0b" style:font-weight-asian="normal" style:font-weight-complex="normal"/>
    </style:style>
    <style:style style:name="P80" style:family="paragraph" style:parent-style-name="Standard">
      <style:text-properties style:font-name="Georgia" fo:font-weight="normal" officeooo:rsid="00f73d21" officeooo:paragraph-rsid="00f73d21" style:font-weight-asian="normal" style:font-weight-complex="normal"/>
    </style:style>
    <style:style style:name="P81" style:family="paragraph" style:parent-style-name="Standard" style:list-style-name="L2">
      <style:text-properties style:font-name="Georgia" fo:font-weight="normal" officeooo:rsid="00f73d21" officeooo:paragraph-rsid="00f73d21" style:font-weight-asian="normal" style:font-weight-complex="normal"/>
    </style:style>
    <style:style style:name="P82" style:family="paragraph" style:parent-style-name="Standard">
      <style:text-properties style:font-name="Georgia" fo:font-weight="normal" officeooo:rsid="00e9ae0b" officeooo:paragraph-rsid="00e9ae0b" style:font-weight-asian="normal" style:font-weight-complex="normal"/>
    </style:style>
    <style:style style:name="P83" style:family="paragraph" style:parent-style-name="Standard">
      <style:text-properties style:font-name="Georgia" fo:font-weight="normal" officeooo:rsid="00e71710" officeooo:paragraph-rsid="00df82d8" style:font-weight-asian="normal" style:font-weight-complex="normal"/>
    </style:style>
    <style:style style:name="P84" style:family="paragraph" style:parent-style-name="Standard">
      <style:text-properties style:font-name="Georgia" fo:font-weight="normal" officeooo:rsid="00e78cb3" officeooo:paragraph-rsid="00e78cb3" style:font-weight-asian="normal" style:font-weight-complex="normal"/>
    </style:style>
    <style:style style:name="P85" style:family="paragraph" style:parent-style-name="Standard">
      <style:text-properties style:font-name="Georgia" fo:font-weight="normal" officeooo:rsid="00efc73d" officeooo:paragraph-rsid="00efc73d" style:font-weight-asian="normal" style:font-weight-complex="normal"/>
    </style:style>
    <style:style style:name="P86" style:family="paragraph" style:parent-style-name="Standard">
      <style:text-properties style:font-name="Georgia" fo:font-weight="normal" officeooo:rsid="00f2a553" officeooo:paragraph-rsid="00f2a553" style:font-weight-asian="normal" style:font-weight-complex="normal"/>
    </style:style>
    <style:style style:name="P87" style:family="paragraph" style:parent-style-name="Standard">
      <style:text-properties style:font-name="Georgia" fo:font-weight="normal" officeooo:rsid="00f3c763" officeooo:paragraph-rsid="00f3c763" style:font-weight-asian="normal" style:font-weight-complex="normal"/>
    </style:style>
    <style:style style:name="P88" style:family="paragraph" style:parent-style-name="Standard">
      <style:text-properties style:font-name="Georgia" fo:font-weight="normal" officeooo:rsid="00f60d6f" officeooo:paragraph-rsid="00f3c763" style:font-weight-asian="normal" style:font-weight-complex="normal"/>
    </style:style>
    <style:style style:name="P89" style:family="paragraph" style:parent-style-name="Standard">
      <style:text-properties style:font-name="Georgia" fo:font-weight="normal" officeooo:rsid="00fa3230" officeooo:paragraph-rsid="00fa3230" style:font-weight-asian="normal" style:font-weight-complex="normal"/>
    </style:style>
    <style:style style:name="P90" style:family="paragraph" style:parent-style-name="Standard">
      <style:text-properties style:font-name="Georgia" fo:font-weight="normal" officeooo:rsid="00fca3a0" officeooo:paragraph-rsid="00fca3a0" style:font-weight-asian="normal" style:font-weight-complex="normal"/>
    </style:style>
    <style:style style:name="P91"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92"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93" style:family="paragraph" style:parent-style-name="Standard">
      <style:text-properties style:font-name="Georgia" fo:font-weight="bold" officeooo:rsid="00e0f480" officeooo:paragraph-rsid="00e0f480" style:font-weight-asian="bold" style:font-weight-complex="bold"/>
    </style:style>
    <style:style style:name="P94" style:family="paragraph" style:parent-style-name="Standard">
      <style:text-properties style:font-name="Georgia" fo:font-weight="bold" officeooo:rsid="00e0f480" officeooo:paragraph-rsid="0109ab19" style:font-weight-asian="bold" style:font-weight-complex="bold"/>
    </style:style>
    <style:style style:name="P95" style:family="paragraph" style:parent-style-name="Standard">
      <style:text-properties style:font-name="Georgia" fo:font-weight="bold" officeooo:rsid="00df82d8" officeooo:paragraph-rsid="00df82d8" style:font-weight-asian="bold" style:font-weight-complex="bold"/>
    </style:style>
    <style:style style:name="P96" style:family="paragraph" style:parent-style-name="Standard" style:list-style-name="L2">
      <style:text-properties officeooo:rsid="00f73d21" officeooo:paragraph-rsid="00f73d21"/>
    </style:style>
    <style:style style:name="P97" style:family="paragraph" style:parent-style-name="Standard">
      <style:text-properties officeooo:paragraph-rsid="00df1d78"/>
    </style:style>
    <style:style style:name="P98" style:family="paragraph" style:parent-style-name="Standard">
      <style:text-properties officeooo:paragraph-rsid="01065f2e"/>
    </style:style>
    <style:style style:name="P99" style:family="paragraph" style:parent-style-name="Standard">
      <style:text-properties officeooo:paragraph-rsid="0106ce4c"/>
    </style:style>
    <style:style style:name="P100" style:family="paragraph" style:parent-style-name="Standard">
      <style:text-properties officeooo:paragraph-rsid="00df82d8"/>
    </style:style>
    <style:style style:name="P101" style:family="paragraph" style:parent-style-name="Standard">
      <style:text-properties officeooo:paragraph-rsid="00e78cb3"/>
    </style:style>
    <style:style style:name="P102" style:family="paragraph" style:parent-style-name="Standard">
      <style:text-properties officeooo:paragraph-rsid="00f2a553"/>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style:text-underline-style="none"/>
    </style:style>
    <style:style style:name="T5" style:family="text">
      <style:text-properties style:text-underline-style="none" officeooo:rsid="001d790b"/>
    </style:style>
    <style:style style:name="T6" style:family="text">
      <style:text-properties style:text-underline-style="none" officeooo:rsid="0045fc93"/>
    </style:style>
    <style:style style:name="T7" style:family="text">
      <style:text-properties style:text-underline-style="none" officeooo:rsid="000dba5d"/>
    </style:style>
    <style:style style:name="T8" style:family="text">
      <style:text-properties style:text-underline-style="none" officeooo:rsid="00476bc0"/>
    </style:style>
    <style:style style:name="T9" style:family="text">
      <style:text-properties style:text-underline-style="none" officeooo:rsid="00268bbc"/>
    </style:style>
    <style:style style:name="T10" style:family="text">
      <style:text-properties style:text-underline-style="none" officeooo:rsid="0003d11e"/>
    </style:style>
    <style:style style:name="T11" style:family="text">
      <style:text-properties style:text-underline-style="none" officeooo:rsid="00480c6c"/>
    </style:style>
    <style:style style:name="T12" style:family="text">
      <style:text-properties style:text-underline-style="none" officeooo:rsid="00497426"/>
    </style:style>
    <style:style style:name="T13" style:family="text">
      <style:text-properties style:text-underline-style="none" officeooo:rsid="004b4cfe"/>
    </style:style>
    <style:style style:name="T14" style:family="text">
      <style:text-properties style:text-underline-style="none" officeooo:rsid="004f25d2"/>
    </style:style>
    <style:style style:name="T15" style:family="text">
      <style:text-properties style:text-underline-style="none" officeooo:rsid="00530ccb"/>
    </style:style>
    <style:style style:name="T16" style:family="text">
      <style:text-properties style:text-underline-style="none" officeooo:rsid="00599295"/>
    </style:style>
    <style:style style:name="T17" style:family="text">
      <style:text-properties style:text-underline-style="none" officeooo:rsid="00674744"/>
    </style:style>
    <style:style style:name="T18" style:family="text">
      <style:text-properties style:text-underline-style="none" officeooo:rsid="00689f12"/>
    </style:style>
    <style:style style:name="T19" style:family="text">
      <style:text-properties style:text-underline-style="none" officeooo:rsid="00694930"/>
    </style:style>
    <style:style style:name="T20" style:family="text">
      <style:text-properties style:text-underline-style="none" officeooo:rsid="006a9a46"/>
    </style:style>
    <style:style style:name="T21" style:family="text">
      <style:text-properties style:text-underline-style="none" officeooo:rsid="006c2ac8"/>
    </style:style>
    <style:style style:name="T22" style:family="text">
      <style:text-properties style:text-underline-style="none" officeooo:rsid="006e2328"/>
    </style:style>
    <style:style style:name="T23" style:family="text">
      <style:text-properties style:text-underline-style="none" officeooo:rsid="00750d49"/>
    </style:style>
    <style:style style:name="T24" style:family="text">
      <style:text-properties style:text-underline-style="none" officeooo:rsid="00768c17"/>
    </style:style>
    <style:style style:name="T25" style:family="text">
      <style:text-properties style:text-underline-style="none" officeooo:rsid="007ee91c"/>
    </style:style>
    <style:style style:name="T26" style:family="text">
      <style:text-properties style:text-underline-style="none" officeooo:rsid="0081973d"/>
    </style:style>
    <style:style style:name="T27" style:family="text">
      <style:text-properties style:text-underline-style="none" officeooo:rsid="00870e20"/>
    </style:style>
    <style:style style:name="T28" style:family="text">
      <style:text-properties style:text-underline-style="none" fo:font-weight="normal" style:font-weight-asian="normal" style:font-weight-complex="normal"/>
    </style:style>
    <style:style style:name="T29" style:family="text">
      <style:text-properties officeooo:rsid="00049bb4"/>
    </style:style>
    <style:style style:name="T30" style:family="text">
      <style:text-properties officeooo:rsid="0005444d"/>
    </style:style>
    <style:style style:name="T31" style:family="text">
      <style:text-properties officeooo:rsid="00057657"/>
    </style:style>
    <style:style style:name="T32" style:family="text">
      <style:text-properties officeooo:rsid="000cb829"/>
    </style:style>
    <style:style style:name="T33" style:family="text">
      <style:text-properties officeooo:rsid="001558d2"/>
    </style:style>
    <style:style style:name="T34" style:family="text">
      <style:text-properties officeooo:rsid="00167077"/>
    </style:style>
    <style:style style:name="T35" style:family="text">
      <style:text-properties officeooo:rsid="001a8078"/>
    </style:style>
    <style:style style:name="T36" style:family="text">
      <style:text-properties officeooo:rsid="0026eae7"/>
    </style:style>
    <style:style style:name="T37" style:family="text">
      <style:text-properties officeooo:rsid="002fcd75"/>
    </style:style>
    <style:style style:name="T38" style:family="text">
      <style:text-properties officeooo:rsid="0033ddea"/>
    </style:style>
    <style:style style:name="T39" style:family="text">
      <style:text-properties officeooo:rsid="003b009a"/>
    </style:style>
    <style:style style:name="T40" style:family="text">
      <style:text-properties officeooo:rsid="00424945"/>
    </style:style>
    <style:style style:name="T41" style:family="text">
      <style:text-properties officeooo:rsid="0060f537"/>
    </style:style>
    <style:style style:name="T42" style:family="text">
      <style:text-properties officeooo:rsid="0073cfaf"/>
    </style:style>
    <style:style style:name="T43" style:family="text">
      <style:text-properties officeooo:rsid="0078bc25"/>
    </style:style>
    <style:style style:name="T44" style:family="text">
      <style:text-properties officeooo:rsid="0084efd6"/>
    </style:style>
    <style:style style:name="T45" style:family="text">
      <style:text-properties officeooo:rsid="00870e20"/>
    </style:style>
    <style:style style:name="T46" style:family="text">
      <style:text-properties officeooo:rsid="008f8647"/>
    </style:style>
    <style:style style:name="T47" style:family="text">
      <style:text-properties officeooo:rsid="0090ac85"/>
    </style:style>
    <style:style style:name="T48" style:family="text">
      <style:text-properties officeooo:rsid="00941f28"/>
    </style:style>
    <style:style style:name="T49" style:family="text">
      <style:text-properties officeooo:rsid="00943450"/>
    </style:style>
    <style:style style:name="T50" style:family="text">
      <style:text-properties officeooo:rsid="009a9955"/>
    </style:style>
    <style:style style:name="T51" style:family="text">
      <style:text-properties officeooo:rsid="009c5389"/>
    </style:style>
    <style:style style:name="T52" style:family="text">
      <style:text-properties officeooo:rsid="00a194f7"/>
    </style:style>
    <style:style style:name="T53" style:family="text">
      <style:text-properties officeooo:rsid="00a2bd2e"/>
    </style:style>
    <style:style style:name="T54" style:family="text">
      <style:text-properties officeooo:rsid="00a49062"/>
    </style:style>
    <style:style style:name="T55" style:family="text">
      <style:text-properties officeooo:rsid="00a81502"/>
    </style:style>
    <style:style style:name="T56" style:family="text">
      <style:text-properties officeooo:rsid="00aa1d2c"/>
    </style:style>
    <style:style style:name="T57" style:family="text">
      <style:text-properties officeooo:rsid="00aa38bf"/>
    </style:style>
    <style:style style:name="T58" style:family="text">
      <style:text-properties officeooo:rsid="00b2d437"/>
    </style:style>
    <style:style style:name="T59" style:family="text">
      <style:text-properties officeooo:rsid="00b76be7"/>
    </style:style>
    <style:style style:name="T60" style:family="text">
      <style:text-properties fo:font-weight="normal" style:font-weight-asian="normal" style:font-weight-complex="normal"/>
    </style:style>
    <style:style style:name="T61" style:family="text">
      <style:text-properties fo:font-weight="normal" officeooo:rsid="00e1aa35" style:font-weight-asian="normal" style:font-weight-complex="normal"/>
    </style:style>
    <style:style style:name="T62" style:family="text">
      <style:text-properties fo:font-weight="normal" officeooo:rsid="00e21151" style:font-weight-asian="normal" style:font-weight-complex="normal"/>
    </style:style>
    <style:style style:name="T63" style:family="text">
      <style:text-properties fo:font-weight="normal" officeooo:rsid="00e473a6" style:font-weight-asian="normal" style:font-weight-complex="normal"/>
    </style:style>
    <style:style style:name="T64" style:family="text">
      <style:text-properties fo:font-weight="normal" officeooo:rsid="00e54a31" style:font-weight-asian="normal" style:font-weight-complex="normal"/>
    </style:style>
    <style:style style:name="T65" style:family="text">
      <style:text-properties fo:font-weight="normal" officeooo:rsid="00e71710" style:font-weight-asian="normal" style:font-weight-complex="normal"/>
    </style:style>
    <style:style style:name="T66" style:family="text">
      <style:text-properties fo:font-weight="normal" officeooo:rsid="00eba4be" style:font-weight-asian="normal" style:font-weight-complex="normal"/>
    </style:style>
    <style:style style:name="T67" style:family="text">
      <style:text-properties fo:font-weight="normal" officeooo:rsid="00ec8928" style:font-weight-asian="normal" style:font-weight-complex="normal"/>
    </style:style>
    <style:style style:name="T68" style:family="text">
      <style:text-properties fo:font-weight="normal" officeooo:rsid="00ee1d54" style:font-weight-asian="normal" style:font-weight-complex="normal"/>
    </style:style>
    <style:style style:name="T69" style:family="text">
      <style:text-properties fo:font-weight="normal" officeooo:rsid="00eec7ab" style:font-weight-asian="normal" style:font-weight-complex="normal"/>
    </style:style>
    <style:style style:name="T70" style:family="text">
      <style:text-properties fo:font-weight="normal" officeooo:rsid="00df1d78" style:font-weight-asian="normal" style:font-weight-complex="normal"/>
    </style:style>
    <style:style style:name="T71" style:family="text">
      <style:text-properties fo:font-weight="normal" officeooo:rsid="00ffab49" style:font-weight-asian="normal" style:font-weight-complex="normal"/>
    </style:style>
    <style:style style:name="T72" style:family="text">
      <style:text-properties fo:font-weight="normal" officeooo:rsid="0108abef" style:font-weight-asian="normal" style:font-weight-complex="normal"/>
    </style:style>
    <style:style style:name="T73" style:family="text">
      <style:text-properties officeooo:rsid="00bc8f9e"/>
    </style:style>
    <style:style style:name="T74" style:family="text">
      <style:text-properties officeooo:rsid="00c2ed9c"/>
    </style:style>
    <style:style style:name="T75" style:family="text">
      <style:text-properties fo:font-variant="normal" fo:text-transform="none" fo:color="#3f3f3f" style:font-name="Roboto" fo:font-size="12.75pt" fo:letter-spacing="normal" fo:font-style="normal" fo:font-weight="normal"/>
    </style:style>
    <style:style style:name="T76" style:family="text">
      <style:text-properties fo:font-variant="normal" fo:text-transform="none" fo:color="#222222" style:font-name="sans-serif" fo:font-size="10.5pt" fo:letter-spacing="normal" fo:font-style="normal" fo:font-weight="normal" style:font-weight-asian="normal" style:font-weight-complex="normal"/>
    </style:style>
    <style:style style:name="T77"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78" style:family="text">
      <style:text-properties fo:font-variant="normal" fo:text-transform="none" fo:color="#222222" fo:letter-spacing="normal" fo:font-weight="normal" officeooo:rsid="00e21151" style:font-weight-asian="normal" style:font-weight-complex="normal"/>
    </style:style>
    <style:style style:name="T79"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80"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81" style:family="text">
      <style:text-properties fo:font-variant="normal" fo:text-transform="none" fo:color="#0b0080" style:text-line-through-style="none" style:text-line-through-type="none" style:font-name="sans-serif" fo:font-size="9pt" fo:letter-spacing="normal" fo:font-style="normal" style:text-underline-style="none" fo:font-weight="normal" officeooo:rsid="010a80aa" style:text-blinking="false" fo:background-color="#f9f9f9" loext:char-shading-value="0" style:font-weight-asian="normal" style:font-weight-complex="normal"/>
    </style:style>
    <style:style style:name="T82" style:family="text">
      <style:text-properties fo:font-variant="normal" fo:text-transform="none" fo:color="#0b0080" style:text-line-through-style="none" style:text-line-through-type="none" style:font-name="sans-serif" fo:font-size="9pt" fo:letter-spacing="normal" fo:font-style="normal" style:text-underline-style="none" fo:font-weight="normal" officeooo:rsid="010b0935" style:text-blinking="false" fo:background-color="#f9f9f9" loext:char-shading-value="0" style:font-weight-asian="normal" style:font-weight-complex="normal"/>
    </style:style>
    <style:style style:name="T83" style:family="text">
      <style:text-properties fo:font-variant="normal" fo:text-transform="none" fo:color="#0b0080" style:text-line-through-style="none" style:text-line-through-type="none" style:font-name="Georgia" fo:font-size="9pt" fo:letter-spacing="normal" fo:font-style="normal" style:text-underline-style="none" fo:font-weight="normal" officeooo:rsid="010a80aa" style:text-blinking="false" fo:background-color="#f9f9f9" loext:char-shading-value="0" style:font-weight-asian="normal" style:font-weight-complex="normal"/>
    </style:style>
    <style:style style:name="T84" style:family="text">
      <style:text-properties fo:font-variant="normal" fo:text-transform="none" fo:color="#0b0080" style:text-line-through-style="none" style:text-line-through-type="none" style:font-name="Georgia" fo:font-size="9pt" fo:letter-spacing="normal" fo:font-style="normal" style:text-underline-style="none" fo:font-weight="normal" officeooo:rsid="010b0935" style:text-blinking="false" fo:background-color="#f9f9f9" loext:char-shading-value="0" style:font-weight-asian="normal" style:font-weight-complex="normal"/>
    </style:style>
    <style:style style:name="T8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8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87" style:family="text">
      <style:text-properties fo:font-variant="normal" fo:text-transform="none" fo:color="#000000" style:font-name="Linux Libertine" fo:letter-spacing="normal" fo:language="es" fo:country="ES" fo:font-style="normal" officeooo:rsid="00ffab49"/>
    </style:style>
    <style:style style:name="T88" style:family="text">
      <style:text-properties fo:font-variant="normal" fo:text-transform="none" fo:color="#000000" style:font-name="Linux Libertine" fo:letter-spacing="normal" fo:language="es" fo:country="ES" fo:font-style="normal" fo:font-weight="normal" officeooo:rsid="00ffab49" style:font-weight-asian="normal" style:font-weight-complex="normal"/>
    </style:style>
    <style:style style:name="T89" style:family="text">
      <style:text-properties fo:font-variant="normal" fo:text-transform="none" fo:color="#000000" style:font-name="Linux Libertine" fo:letter-spacing="normal" fo:language="es" fo:country="ES" fo:font-style="normal" fo:font-weight="normal" officeooo:rsid="0102ac8f" style:font-weight-asian="normal" style:font-weight-complex="normal"/>
    </style:style>
    <style:style style:name="T90"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91"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92" style:family="text">
      <style:text-properties fo:font-variant="normal" fo:text-transform="none" fo:color="#000000" style:font-name="Linux Libertine" fo:letter-spacing="normal" fo:language="es" fo:country="ES" fo:font-style="normal" officeooo:rsid="0102c26d"/>
    </style:style>
    <style:style style:name="T93" style:family="text">
      <style:text-properties fo:font-variant="normal" fo:text-transform="none" fo:color="#000000" style:font-name="Linux Libertine" fo:letter-spacing="normal" fo:language="es" fo:country="ES" fo:font-style="normal" officeooo:rsid="0102ac8f"/>
    </style:style>
    <style:style style:name="T94" style:family="text">
      <style:text-properties fo:font-variant="normal" fo:text-transform="none" fo:color="#000000" style:font-name="Linux Libertine" fo:letter-spacing="normal" fo:language="es" fo:country="ES" fo:font-style="normal" officeooo:rsid="0108abef"/>
    </style:style>
    <style:style style:name="T95" style:family="text">
      <style:text-properties fo:font-variant="normal" fo:text-transform="none" fo:color="#000000" fo:letter-spacing="normal" fo:language="es" fo:country="ES" fo:font-style="normal" officeooo:rsid="00ffab49"/>
    </style:style>
    <style:style style:name="T96" style:family="text">
      <style:text-properties fo:font-variant="normal" fo:text-transform="none" fo:color="#000000" fo:letter-spacing="normal" fo:language="es" fo:country="ES" fo:font-style="normal" officeooo:rsid="0108abef"/>
    </style:style>
    <style:style style:name="T97"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98"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99" style:family="text">
      <style:text-properties fo:font-variant="normal" fo:text-transform="none" fo:color="#000000" style:font-name="sans-serif" fo:font-size="9pt" fo:letter-spacing="normal" fo:font-style="normal" fo:font-weight="normal"/>
    </style:style>
    <style:style style:name="T100" style:family="text">
      <style:text-properties style:text-underline-style="solid" style:text-underline-width="auto" style:text-underline-color="font-color" officeooo:rsid="00c2ed9c"/>
    </style:style>
    <style:style style:name="T101" style:family="text">
      <style:text-properties officeooo:rsid="00d730d0"/>
    </style:style>
    <style:style style:name="T102" style:family="text">
      <style:text-properties officeooo:rsid="00d797b9"/>
    </style:style>
    <style:style style:name="T103" style:family="text">
      <style:text-properties style:font-name="Georgia" fo:font-weight="normal" style:font-weight-asian="normal" style:font-weight-complex="normal"/>
    </style:style>
    <style:style style:name="T104" style:family="text">
      <style:text-properties style:font-name="Georgia" fo:font-weight="normal" officeooo:rsid="00e0f480" style:font-weight-asian="normal" style:font-weight-complex="normal"/>
    </style:style>
    <style:style style:name="T105" style:family="text">
      <style:text-properties style:font-name="Georgia" fo:font-weight="normal" officeooo:rsid="00e1aa35" style:font-weight-asian="normal" style:font-weight-complex="normal"/>
    </style:style>
    <style:style style:name="T106" style:family="text">
      <style:text-properties style:font-name="Georgia" fo:font-weight="normal" officeooo:rsid="00e21151" style:font-weight-asian="normal" style:font-weight-complex="normal"/>
    </style:style>
    <style:style style:name="T107" style:family="text">
      <style:text-properties style:font-name="Georgia" fo:font-weight="normal" officeooo:rsid="00e78cb3" style:font-weight-asian="normal" style:font-weight-complex="normal"/>
    </style:style>
    <style:style style:name="T108" style:family="text">
      <style:text-properties style:font-name="Georgia" fo:font-weight="normal" officeooo:rsid="00e7c5cc" style:font-weight-asian="normal" style:font-weight-complex="normal"/>
    </style:style>
    <style:style style:name="T109" style:family="text">
      <style:text-properties style:font-name="Georgia" fo:font-weight="normal" officeooo:rsid="00f3c763" style:font-weight-asian="normal" style:font-weight-complex="normal"/>
    </style:style>
    <style:style style:name="T110" style:family="text">
      <style:text-properties style:font-name="Georgia" fo:font-weight="normal" officeooo:rsid="00f4827c" style:font-weight-asian="normal" style:font-weight-complex="normal"/>
    </style:style>
    <style:style style:name="T111" style:family="text">
      <style:text-properties style:font-name="Georgia" fo:font-weight="normal" officeooo:rsid="00f60d6f" style:font-weight-asian="normal" style:font-weight-complex="normal"/>
    </style:style>
    <style:style style:name="T112" style:family="text">
      <style:text-properties style:font-name="Georgia" fo:font-weight="normal" officeooo:rsid="00ff779e" style:font-weight-asian="normal" style:font-weight-complex="normal"/>
    </style:style>
    <style:style style:name="T113" style:family="text">
      <style:text-properties style:font-name="Georgia" fo:font-weight="normal" officeooo:rsid="00ffab49" style:font-weight-asian="normal" style:font-weight-complex="normal"/>
    </style:style>
    <style:style style:name="T114" style:family="text">
      <style:text-properties style:font-name="Georgia" fo:font-weight="normal" officeooo:rsid="00df1d78" style:font-weight-asian="normal" style:font-weight-complex="normal"/>
    </style:style>
    <style:style style:name="T115" style:family="text">
      <style:text-properties style:font-name="Georgia" fo:font-weight="normal" officeooo:rsid="01065f2e" style:font-weight-asian="normal" style:font-weight-complex="normal"/>
    </style:style>
    <style:style style:name="T116" style:family="text">
      <style:text-properties style:font-name="Georgia" fo:font-weight="normal" officeooo:rsid="0106ce4c" style:font-weight-asian="normal" style:font-weight-complex="normal"/>
    </style:style>
    <style:style style:name="T117" style:family="text">
      <style:text-properties style:font-name="Georgia" fo:font-weight="normal" officeooo:rsid="00e71710" style:font-weight-asian="normal" style:font-weight-complex="normal"/>
    </style:style>
    <style:style style:name="T118" style:family="text">
      <style:text-properties style:font-name="Georgia" fo:font-weight="normal" officeooo:rsid="0108abef" style:font-weight-asian="normal" style:font-weight-complex="normal"/>
    </style:style>
    <style:style style:name="T119" style:family="text">
      <style:text-properties style:font-name="Georgia" fo:font-weight="normal" officeooo:rsid="010a80aa" style:font-weight-asian="normal" style:font-weight-complex="normal"/>
    </style:style>
    <style:style style:name="T120" style:family="text">
      <style:text-properties style:font-name="Georgia" fo:font-weight="normal" officeooo:rsid="010b0935" style:font-weight-asian="normal" style:font-weight-complex="normal"/>
    </style:style>
    <style:style style:name="T121" style:family="text">
      <style:text-properties style:font-name="Georgia" fo:font-weight="normal" officeooo:rsid="010b66dd" style:font-weight-asian="normal" style:font-weight-complex="normal"/>
    </style:style>
    <style:style style:name="T122" style:family="text">
      <style:text-properties style:font-name="Georgia" fo:font-weight="normal" officeooo:rsid="00f2a553" style:font-weight-asian="normal" style:font-weight-complex="normal"/>
    </style:style>
    <style:style style:name="T123" style:family="text">
      <style:text-properties style:font-name="Georgia" fo:font-weight="normal" officeooo:rsid="010fc025" style:font-weight-asian="normal" style:font-weight-complex="normal"/>
    </style:style>
    <style:style style:name="T124" style:family="text">
      <style:text-properties style:font-name="Georgia" style:text-underline-style="solid" style:text-underline-width="auto" style:text-underline-color="font-color" fo:font-weight="normal" style:font-weight-asian="normal" style:font-weight-complex="normal"/>
    </style:style>
    <style:style style:name="T125" style:family="text">
      <style:text-properties style:font-name="Georgia" style:text-underline-style="solid" style:text-underline-width="auto" style:text-underline-color="font-color" fo:font-weight="normal" officeooo:rsid="00e78cb3" style:font-weight-asian="normal" style:font-weight-complex="normal"/>
    </style:style>
    <style:style style:name="T126" style:family="text">
      <style:text-properties style:font-name="Georgia" style:text-underline-style="solid" style:text-underline-width="auto" style:text-underline-color="font-color" fo:font-weight="normal" officeooo:rsid="00efdb5d" style:font-weight-asian="normal" style:font-weight-complex="normal"/>
    </style:style>
    <style:style style:name="T127" style:family="text">
      <style:text-properties style:font-name="Georgia" fo:font-weight="bold" officeooo:rsid="00f4827c" style:font-weight-asian="bold" style:font-weight-complex="bold"/>
    </style:style>
    <style:style style:name="T128"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29"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30" style:family="text">
      <style:text-properties officeooo:rsid="00e473a6"/>
    </style:style>
    <style:style style:name="T131" style:family="text">
      <style:text-properties officeooo:rsid="00ffab49"/>
    </style:style>
    <style:style style:name="T132" style:family="text">
      <style:text-properties officeooo:rsid="0106ce4c"/>
    </style:style>
    <style:style style:name="T133" style:family="text">
      <style:text-properties officeooo:rsid="010a80aa"/>
    </style:style>
    <style:style style:name="T134" style:family="text">
      <style:text-properties style:font-name="Georgia" fo:font-weight="normal" officeooo:rsid="010a80aa" style:font-weight-asian="normal" style:font-weight-complex="normal"/>
    </style:style>
    <style:style style:name="T135" style:family="text">
      <style:text-properties style:font-name="Georgia" fo:font-size="12pt" fo:font-weight="normal" officeooo:rsid="010a80aa" style:font-size-asian="12pt" style:font-weight-asian="normal" style:font-size-complex="12pt" style:font-weight-complex="normal"/>
    </style:style>
    <style:style style:name="T136" style:family="text">
      <style:text-properties officeooo:rsid="010fc02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39">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0">Indice</text:p>
          </text:index-title>
          <text:p text:style-name="P62">Descripción del proyecto:<text:tab/>3</text:p>
          <text:p text:style-name="P62">Justificación del proyecto:<text:tab/>4</text:p>
          <text:p text:style-name="P62">Tecnologías empleadas:<text:tab/>4</text:p>
          <text:p text:style-name="P62">Objetivos<text:tab/>4</text:p>
          <text:p text:style-name="P62">Metodologías<text:tab/>8</text:p>
        </text:index-body>
      </text:table-of-content>
      <text:p text:style-name="P7"/>
      <text:p text:style-name="P7"/>
      <text:p text:style-name="P7"/>
      <text:p text:style-name="P57"><text:toc-mark-start text:id="IMark2542344753720" text:outline-level="1"/><text:span text:style-name="T3">Descripción</text:span><text:span text:style-name="T2"> del proyecto:</text:span><text:toc-mark-end text:id="IMark2542344753720"/></text:p>
      <text:p text:style-name="P10"><text:span text:style-name="T25">Este</text:span><text:span text:style-name="T6"> proyecto consiste en </text:span><text:span text:style-name="T25">desarrollar</text:span><text:span text:style-name="T6"> un programa para gestionar horarios </text:span><text:span text:style-name="T21">lo más completo posible</text:span><text:span text:style-name="T6">, pensado inicialmente </text:span><text:span text:style-name="T10">para a</text:span><text:span text:style-name="T6">lumnos y profesores, </text:span><text:span text:style-name="T7">el cual ir mejorando y ampliando según nuevas necesidades o nuevas tecnologías, hacia un </text:span><text:span text:style-name="T8">ámbito</text:span><text:span text:style-name="T7"> </text:span><text:span text:style-name="T22">y publico </text:span><text:span text:style-name="T7">m</text:span><text:span text:style-name="T22">á</text:span><text:span text:style-name="T7">s </text:span><text:span text:style-name="T22">amplio</text:span><text:span text:style-name="T12">, </text:span><text:span text:style-name="T18">ademas de poner a prueba mis </text:span><text:span text:style-name="T19">habilidades</text:span><text:span text:style-name="T18"> y mis pensamientos, deseos… </text:span><text:span text:style-name="T26">enfocados sobre el</text:span><text:span text:style-name="T18"> </text:span><text:span text:style-name="T20">proyecto</text:span><text:span text:style-name="T19">.</text:span></text:p>
      <text:p text:style-name="P12"/>
      <text:p text:style-name="P9"><text:span text:style-name="T15">Sera</text:span><text:span text:style-name="T6"> </text:span><text:span text:style-name="T9">desarrollado en Java, </text:span><text:span text:style-name="T11">empleando </text:span><text:span text:style-name="T14">y poniendo en practica</text:span><text:span text:style-name="T11"> los conocimientos </text:span><text:span text:style-name="T17">y habilidades </text:span><text:span text:style-name="T11">adquiridos en l</text:span><text:span text:style-name="T13">os ciclos de FP</text:span><text:span text:style-name="T16">G</text:span><text:span text:style-name="T15">S</text:span><text:span text:style-name="T11"> DAW y DAM </text:span><text:span text:style-name="T23">y </text:span><text:span text:style-name="T27">la </text:span><text:span text:style-name="T24">adquisición</text:span><text:span text:style-name="T23"> nuevos conocimientos que sean necesarios para el desarrollo del proyecto</text:span><text:span text:style-name="T11">.</text:span></text:p>
      <text:p text:style-name="P3"/>
      <text:p text:style-name="P13">Durante todo el momento se tendrá en cuenta <text:span text:style-name="T36">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1">También</text:span> se <text:span text:style-name="T41">pondrá</text:span> especial <text:span text:style-name="T41">atención</text:span> a la interfaz de usuario para que sea lo m<text:span text:style-name="T41">á</text:span>s <text:span text:style-name="T41">cómoda</text:span> posible de usar e intuitiva <text:span text:style-name="T43">de usar</text:span> para el usuario final, <text:span text:style-name="T42">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4">thoughts, wishes… focused on the project.</text:span></text:p>
      <text:p text:style-name="P35"/>
      <text:p text:style-name="P36">It will be developed in Java, using and putting into practice the knowledge and skills acquired <text:span text:style-name="T45">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2542344753912" text:outline-level="1"/>Justificación del proyecto:<text:toc-mark-end text:id="IMark2542344753912"/></text:p>
      <text:p text:style-name="P18">Con la <text:span text:style-name="T47">superación</text:span> de los <text:span text:style-name="T47">módulos</text:span> de enseñanza de <text:span text:style-name="T47">formación</text:span> profesional media y superior y su correspondiente convalidación, <text:span text:style-name="T49">a </text:span>resultando en entradas y salidas de los centros a distintas horas <text:span text:style-name="T130">a lo largo de la semana</text:span>, <text:span text:style-name="T46">con la correspondiente pregunta “¿A que hora salgo mañana?”.</text:span></text:p>
      <text:p text:style-name="P19">Aun teniendo fácil solución como anotar en un papel las entradas y salidas, considero que un programa puede abarcar más necesidades en otros <text:span text:style-name="T48">ámbitos.</text:span></text:p>
      <text:p text:style-name="P16"/>
      <text:p text:style-name="P17"/>
      <text:p text:style-name="P6"><text:toc-mark-start text:id="IMark2542344753720" text:outline-level="1"/>Tecnologías empleadas:<text:toc-mark-end text:id="IMark2542344753720"/></text:p>
      <text:p text:style-name="P4">Se usara<text:span text:style-name="T29">n las siguientes tecnologías:</text:span></text:p>
      <text:p text:style-name="P4"><text:tab/><text:span text:style-name="T30">JasperReport o IReport: para poder crear informes y exportar a diferentes formatos, incluido html y PDF.</text:span></text:p>
      <text:p text:style-name="P4"><text:tab/><text:span text:style-name="T31">XML: para guardar los horarios y las asignaciones en archivos.</text:span></text:p>
      <text:p text:style-name="P4"><text:tab/><text:span text:style-name="T37">Javadoc: crear documentación sobre el código, facilitando nuevas incorporaciones y entendimiento del código a nuevos desarrolladores.</text:span></text:p>
      <text:p text:style-name="P4"><text:tab/><text:span text:style-name="T40">JavaHelp: para la ayuda y documentación para el usuario final.</text:span></text:p>
      <text:p text:style-name="P4"/>
      <text:p text:style-name="P8"><text:toc-mark-start text:id="IMark2542344753720" text:outline-level="1"/>Objetivos<text:toc-mark-end text:id="IMark2542344753720"/></text:p>
      <text:p text:style-name="P11">Aquí una lista de <text:span text:style-name="T33">fases o ideas</text:span> <text:span text:style-name="T34">que</text:span> se <text:span text:style-name="T32">irán</text:span> implementando y mejorando <text:span text:style-name="T34">en </text:span>el proyecto <text:span text:style-name="T59">durante las distintas versiones, puede no ser realizadas en el orden indicado</text:span>:</text:p>
      <text:p text:style-name="P5"/>
      <text:list xml:id="list1330275015" text:style-name="L1">
        <text:list-item>
          <text:p text:style-name="P63">diseño de la interfaz.</text:p>
        </text:list-item>
        <text:list-item>
          <text:p text:style-name="P64">Añadir <text:span text:style-name="T50">y quitar</text:span> usuarios y módulos <text:span text:style-name="T35">o asignaturas.</text:span></text:p>
        </text:list-item>
        <text:list-item>
          <text:p text:style-name="P65">Implementar <text:span text:style-name="T51">la interfaz d</text:span>el horario en el área de trabajo.</text:p>
        </text:list-item>
        <text:list-item>
          <text:p text:style-name="P66">Uso de varios horarios.</text:p>
        </text:list-item>
        <text:list-item>
          <text:p text:style-name="P65">Guardar <text:span text:style-name="T38">y cargar</text:span> los horarios<text:span text:style-name="T4"> </text:span><text:span text:style-name="T5">en XML.</text:span></text:p>
        </text:list-item>
        <text:list-item>
          <text:p text:style-name="P67"><text:soft-page-break/><text:span text:style-name="T54">E</text:span>xportación <text:span text:style-name="T56">usando la ventana J</text:span>asper <text:span text:style-name="T52">R</text:span>eport.</text:p>
        </text:list-item>
      </text:list>
      <text:p text:style-name="P23">– Hasta aquí considero lo mínimo para presentar siendo una versión funcional </text:p>
      <text:p text:style-name="P22"/>
      <text:list xml:id="list182918347095318" text:continue-numbering="true" text:style-name="L1">
        <text:list-item>
          <text:p text:style-name="P68"><text:span text:style-name="T54">A</text:span>visos de conflictos de tiempo y personas.</text:p>
        </text:list-item>
        <text:list-item>
          <text:p text:style-name="P69"><text:span text:style-name="T57">Implementación</text:span> de JavaHelp <text:span text:style-name="T55">como sistema de ayuda</text:span></text:p>
        </text:list-item>
        <text:list-item>
          <text:p text:style-name="P70"><text:span text:style-name="T53">Exportación</text:span> <text:span text:style-name="T52">directa</text:span> mediante el <text:span text:style-name="T53">menú</text:span> superior <text:span text:style-name="T52">(Archivo, editar…) con la ayuda de <text:s/>Jasper Report.</text:span></text:p>
        </text:list-item>
        <text:list-item>
          <text:p text:style-name="P71">Traducciones.</text:p>
        </text:list-item>
        <text:list-item>
          <text:p text:style-name="P72">Generador de horarios, <text:span text:style-name="T101">método</text:span> o cascada</text:p>
        </text:list-item>
      </text:list>
      <text:p text:style-name="P20"/>
      <text:p text:style-name="P20"/>
      <text:p text:style-name="P21">Ademas de estos objetivos se <text:span text:style-name="T58">tendrá</text:span> en cuenta la estructura del <text:span text:style-name="T58">código</text:span> intentando respetar el <text:span text:style-name="T58">patrón</text:span> modelo-vista-controlador.</text:p>
      <text:p text:style-name="P25"/>
      <text:p text:style-name="P25"/>
      <text:p text:style-name="P26"><text:alphabetical-index-mark-start text:id="IMark2542344752088"/>Investigación:<text:alphabetical-index-mark-end text:id="IMark2542344752088"/></text:p>
      <text:p text:style-name="P26"><text:span text:style-name="T60"><text:tab/></text:span><text:span text:style-name="T73">Programas similares:</text:span></text:p>
      <text:p text:style-name="P28"/>
      <text:p text:style-name="P30"><text:span text:style-name="T100">GHC</text:span><text:span text:style-name="T74">: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47"/>
      <text:p text:style-name="P49">Generador de horarios de ARASAAC</text:p>
      <text:p text:style-name="P48">“<text:span text:style-name="T75">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8"/>
      <text:p text:style-name="P48"/>
      <text:p text:style-name="P48"/>
      <text:p text:style-name="P37"><text:span text:style-name="T102">12 </text:span>Homework</text:p>
      <text:p text:style-name="P48"><text:span text:style-name="T75">“Con un máximo de 20 al día, esta herramienta hace posible un seguimiento detallado tanto de las tareas a realizar como de sus horarios. Permite la inclusión de </text:span><text:span text:style-name="Strong_20_Emphasis"><text:span text:style-name="T75">información adicional</text:span></text:span><text:span text:style-name="T75">,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8"/>
      <text:p text:style-name="P59"><text:alphabetical-index-mark-start text:id="IMark2542344754584"/>Materiales<text:alphabetical-index-mark-end text:id="IMark2542344754584"/>:</text:p>
      <text:p text:style-name="P73"/>
      <text:p text:style-name="P74">Programas:</text:p>
      <text:p text:style-name="P75"/>
      <text:p text:style-name="P46"><text:span text:style-name="T69">Programación</text:span><text:span text:style-name="T60">:</text:span></text:p>
      <text:p text:style-name="P91"/>
      <text:p text:style-name="P42"><text:span text:style-name="T62">Código</text:span><text:span text:style-name="T60">:</text:span></text:p>
      <text:p text:style-name="P75"><text:tab/>Eclipse: plataforma IDE para el desarrollo de código.</text:p>
      <text:p text:style-name="P97"><text:span text:style-name="T114"><text:tab/>-</text:span><text:span text:style-name="T113">Licencia: Eclipse Public License </text:span><text:span text:style-name="T118">(</text:span><text:a xlink:type="simple" xlink:href="https://www.eclipse.org/legal/epl-v10.html" text:style-name="Internet_20_link" text:visited-style-name="Visited_20_Internet_20_Link">Enlace</text:a><text:span text:style-name="T91">)</text:span><text:span text:style-name="T92">.</text:span></text:p>
      <text:p text:style-name="P75"/>
      <text:p text:style-name="P74">Plugins Eclipse:</text:p>
      <text:p text:style-name="P76"><text:tab/>Windows Builder: plugin para Eclipse para el desarrollo de interfaces.</text:p>
      <text:p text:style-name="P78"><text:tab/>-<text:span text:style-name="T131">Licencia: </text:span><text:span text:style-name="T95">Eclipse Public License </text:span><text:span text:style-name="T96">(</text:span><text:a xlink:type="simple" xlink:href="https://www.eclipse.org/legal/epl-v10.html" text:style-name="Internet_20_link" text:visited-style-name="Visited_20_Internet_20_Link">Enlace</text:a><text:span text:style-name="T94">)</text:span><text:span text:style-name="T92">.</text:span></text:p>
      <text:p text:style-name="P75"/>
      <text:p text:style-name="P50"><text:span text:style-name="T104">Apis </text:span><text:span text:style-name="T105">y </text:span><text:span text:style-name="T106">librerías</text:span><text:span text:style-name="T105"> externas</text:span><text:span text:style-name="T104">:</text:span></text:p>
      <text:p text:style-name="P93"><text:span text:style-name="T60"><text:tab/></text:span><text:span text:style-name="T61">JasperReport: biblioteca de creación de informes.</text:span></text:p>
      <text:p text:style-name="P94"><text:span text:style-name="T61"><text:tab/></text:span><text:span text:style-name="T70">-</text:span><text:span text:style-name="T71">Licencia: </text:span><text:span text:style-name="T97">Eclipse Public License </text:span><text:span text:style-name="T98">(</text:span><text:a xlink:type="simple" xlink:href="https://www.eclipse.org/legal/epl-v10.html" text:style-name="Internet_20_link" text:visited-style-name="Visited_20_Internet_20_Link">Enlace</text:a><text:span text:style-name="T91">)</text:span><text:span text:style-name="T90">.</text:span></text:p>
      <text:p text:style-name="P98"><text:span text:style-name="T105"><text:tab/></text:span><text:span text:style-name="T106">JavaHelp: “</text:span><text:span text:style-name="T77">expansión de </text:span><text:a xlink:type="simple" xlink:href="https://es.wikipedia.org/wiki/Lenguaje_de_programación_Java" text:style-name="Internet_20_link" text:visited-style-name="Visited_20_Internet_20_Link"><text:span text:style-name="T79">Java</text:span></text:a><text:span text:style-name="T78"> </text:span><text:span text:style-name="T77">que facilita la programación de las ventanas de ayuda</text:span><text:span text:style-name="T62"> </text:span></text:p>
      <text:p text:style-name="P98"><text:span text:style-name="T106">”</text:span><text:span text:style-name="T106"><text:bibliography-mark text:identifier="JavaHelp" text:bibliography-type="inbook" text:author="M. Domínguez-Dorado">(JavaHelp)</text:bibliography-mark></text:span></text:p>
      <text:p text:style-name="P98"><text:span text:style-name="T106">/**</text:span><text:span text:style-name="T107">WIKI javahelp</text:span><text:span text:style-name="T106">**/</text:span></text:p>
      <text:p text:style-name="P98"><text:span text:style-name="T106"><text:tab/>-</text:span><text:span text:style-name="T115">Licencia: en la propia descarga de la librería.</text:span></text:p>
      <text:p text:style-name="P51"><text:span text:style-name="T106"/></text:p>
      <text:p text:style-name="P77"/>
      <text:p text:style-name="P45"><text:span text:style-name="T28">Ejecución</text:span><text:span text:style-name="T60">:</text:span></text:p>
      <text:p text:style-name="P44"><text:span text:style-name="T66">Maquina virtual </text:span><text:span text:style-name="T60">Java: </text:span><text:span text:style-name="T66">ejecuta aplicaciones en Java.</text:span></text:p>
      <text:p text:style-name="P79"/>
      <text:p text:style-name="P92">Control de versiones:</text:p>
      <text:p text:style-name="P80"><text:tab/>GitHub: plataforma de control de versiones.</text:p>
      <text:p text:style-name="P82"/>
      <text:p text:style-name="P82"/>
      <text:p text:style-name="P82"/>
      <text:p text:style-name="P46"><text:span text:style-name="T60">Otros </text:span><text:span text:style-name="T67">programas</text:span><text:span text:style-name="T28">:</text:span></text:p>
      <text:p text:style-name="P75"/>
      <text:p text:style-name="P42"><text:span text:style-name="T62">Imágenes</text:span><text:span text:style-name="T60">:</text:span></text:p>
      <text:p text:style-name="P75"><text:tab/>Inkscape: programa de dibujo vectorial.</text:p>
      <text:p text:style-name="P99"><text:span text:style-name="T114"><text:tab/>-</text:span><text:span text:style-name="T116">Licencia: GPLv3 </text:span><text:span text:style-name="T135">(</text:span><text:a xlink:type="simple" xlink:href="https://es.wikipedia.org/wiki/GPLv3" text:style-name="Internet_20_link" text:visited-style-name="Visited_20_Internet_20_Link"><text:span text:style-name="T85">Enlace</text:span></text:a><text:span text:style-name="T86">)</text:span><text:span text:style-name="T85">.</text:span></text:p>
      <text:p text:style-name="P75"/>
      <text:p text:style-name="P43"><text:span text:style-name="T62">Documentación</text:span><text:span text:style-name="T60">:</text:span></text:p>
      <text:p text:style-name="P43"><text:span text:style-name="T60"><text:tab/></text:span><text:span text:style-name="T63">Libre </text:span><text:span text:style-name="T68">O</text:span><text:span text:style-name="T63">ffice </text:span><text:span text:style-name="T64">Writer</text:span><text:span text:style-name="T63">: </text:span><text:span text:style-name="T65">Creador de documentos.</text:span></text:p>
      <text:p text:style-name="P100"><text:span text:style-name="T117"><text:tab/>-</text:span><text:span text:style-name="T118">Licencia: LGPLv3 </text:span><text:span text:style-name="T120">y MPL </text:span><text:span text:style-name="T121">(</text:span><text:a xlink:type="simple" xlink:href="https://es.libreoffice.org/acerca-de/licencias/" text:style-name="Internet_20_link" text:visited-style-name="Visited_20_Internet_20_Link"><text:span text:style-name="T118">Enlace</text:span></text:a><text:span text:style-name="T121">).</text:span></text:p>
      <text:p text:style-name="P83"/>
      <text:p text:style-name="P84">Diagramas:</text:p>
      <text:p text:style-name="P52"><text:span text:style-name="T107"><text:tab/>DIA: “</text:span><text:span text:style-name="T76">propósito general para la creación de diagramas</text:span><text:span text:style-name="T107">”</text:span><text:span text:style-name="T107"><text:bibliography-mark text:identifier="DIA wiki" text:bibliography-type="manual" text:title="Documentation for Dia" text:url="https://wiki.gnome.org/Apps/Dia/Documentation">(DIA wiki)</text:bibliography-mark></text:span></text:p>
      <text:p text:style-name="P52"><text:span text:style-name="T107">/** </text:span><text:span text:style-name="T108">WIKI dia</text:span><text:span text:style-name="T107">**/</text:span></text:p>
      <text:p text:style-name="P52"><text:span text:style-name="T107"><text:tab/>-</text:span><text:span text:style-name="T121">Licencia: GNU (</text:span><text:a xlink:type="simple" xlink:href="https://www.gnu.org/licenses/gpl-3.0.html" text:style-name="Internet_20_link" text:visited-style-name="Visited_20_Internet_20_Link"><text:span text:style-name="T121">Enlace</text:span></text:a><text:span text:style-name="T121">).</text:span></text:p>
      <text:p text:style-name="P52"><text:span text:style-name="T121"><text:tab/></text:span></text:p>
      <text:p text:style-name="P84"/>
      <text:p text:style-name="P53"><text:soft-page-break/><text:span text:style-name="T125">S</text:span><text:span text:style-name="T124">istema Operativo</text:span><text:span text:style-name="T126">s</text:span><text:span text:style-name="T103">:</text:span></text:p>
      <text:p text:style-name="P85"/>
      <text:p text:style-name="P86">Windows 10</text:p>
      <text:p text:style-name="P86">Ubuntu</text:p>
      <text:p text:style-name="P102"><text:span text:style-name="T122">-</text:span><text:span text:style-name="T123">Licencia: </text:span><text:a xlink:type="simple" xlink:href="https://es.wikipedia.org/wiki/GPL" text:style-name="Internet_20_link" text:visited-style-name="Visited_20_Internet_20_Link"><text:span text:style-name="T80">GPL</text:span></text:a><text:span text:style-name="T99">, y otras licencias libres</text:span> <text:s/>/*<text:span text:style-name="T136">WIKI ubuntu</text:span>*/</text:p>
      <text:p text:style-name="P85"/>
      <text:p text:style-name="P80"/>
      <text:p text:style-name="P54"><text:toc-mark-start text:id="IMark2542344752088" text:outline-level="1"/><text:span text:style-name="T127">Metodologías</text:span><text:toc-mark-end text:id="IMark2542344752088"/><text:span text:style-name="T103">:</text:span></text:p>
      <text:p text:style-name="P87"/>
      <text:p text:style-name="P54"><text:span text:style-name="T129">Ciclo</text:span><text:span text:style-name="T128"> de vida</text:span><text:span text:style-name="T103">:</text:span></text:p>
      <text:p text:style-name="P55"><text:span text:style-name="T109">El ciclo de vida sera en </text:span><text:span text:style-name="T110">espiral</text:span><text:span text:style-name="T109"> <text:s/></text:span><text:span text:style-name="T111">de cuatro secciones: </text:span></text:p>
      <text:list xml:id="list2126483353" text:style-name="L2">
        <text:list-item>
          <text:p text:style-name="P96"><text:span text:style-name="T111">T</text:span><text:span text:style-name="T103">oma de decisión: se decide el siguiente objetivo del desarrollo.</text:span></text:p>
        </text:list-item>
        <text:list-item>
          <text:p text:style-name="P81">Planificación: se estudia y genera una estrategia para el objetivos.</text:p>
        </text:list-item>
        <text:list-item>
          <text:p text:style-name="P81">Desarrollo: se desarrolla el proyecto hacia el objetivo.</text:p>
        </text:list-item>
        <text:list-item>
          <text:p text:style-name="P81">Evaluación: se determina si se ha alcanzado el objetivo.</text:p>
        </text:list-item>
      </text:list>
      <text:p text:style-name="P88"/>
      <text:p text:style-name="P56"><text:span text:style-name="T111">E</text:span><text:span text:style-name="T103">n caso de que </text:span><text:span text:style-name="T112">la</text:span><text:span text:style-name="T103"> evaluación o desarrollo </text:span><text:span text:style-name="T112">sean negativas, </text:span><text:span text:style-name="T103">se volverá a la planificación con un nuevo plan.</text:span></text:p>
      <text:p text:style-name="P89"/>
      <text:p text:style-name="P89"/>
      <text:p text:style-name="P90"/>
      <text:p text:style-name="P58"><text:alphabetical-index-mark-start text:id="IMark2542344754488"/>Bibliográfica:<text:alphabetical-index-mark-end text:id="IMark2542344754488"/></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61">Peñalara: Peñalara Software, , , https://www.penalara.com/es</text:p>
          <text:p text:style-name="P61">grupocfdeveloper: grupocfdeveloper, , , https://www.grupocfdeveloper.com/</text:p>
          <text:p text:style-name="P61">EDUCACIÓN: EDUCACIÓN 3.0, 20 herramientas para elaborar los horarios del centro escolar, 22/08/2019</text:p>
          <text:p text:style-name="P61">JavaHelp: M. Domínguez-Dorado, , </text:p>
          <text:p text:style-name="P61">DIA wiki: , Documentation for Dia, </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ato" svg:font-family="Lato, sans-serif"/>
    <style:font-face style:name="Linux Libertine" svg:font-family="'Linux Libertine', Georgia, Times, serif"/>
    <style:font-face style:name="Mangal1" svg:font-family="Mangal"/>
    <style:font-face style:name="Roboto" svg:font-family="Roboto"/>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8</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01T18:28:29.094000000</dc:date>
    <meta:editing-duration>PT10H35M41S</meta:editing-duration>
    <meta:editing-cycles>248</meta:editing-cycles>
    <meta:document-statistic meta:table-count="0" meta:image-count="1" meta:object-count="0" meta:page-count="9" meta:paragraph-count="120" meta:word-count="1307" meta:character-count="8620" meta:non-whitespace-character-count="7410"/>
  </office:meta>
</office:document-meta>
</file>